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228e" officeooo:paragraph-rsid="0021228e"/>
    </style:style>
    <style:style style:name="P2" style:family="paragraph" style:parent-style-name="Standard">
      <style:paragraph-properties fo:break-before="page"/>
      <style:text-properties officeooo:rsid="002668fe" officeooo:paragraph-rsid="002668fe"/>
    </style:style>
    <style:style style:name="P3" style:family="paragraph" style:parent-style-name="Standard">
      <style:text-properties officeooo:rsid="00281024" officeooo:paragraph-rsid="00281024"/>
    </style:style>
    <style:style style:name="P4" style:family="paragraph" style:parent-style-name="Standard">
      <style:paragraph-properties fo:margin-left="0cm" fo:margin-right="0cm" fo:margin-top="0cm" fo:margin-bottom="0cm" loext:contextual-spacing="false" style:line-height-at-least="0.582cm" fo:widows="1" fo:text-indent="0cm" style:auto-text-indent="false"/>
      <style:text-properties fo:font-variant="normal" fo:text-transform="none" fo:color="#333333" style:font-name="tahoma" fo:font-size="9.75pt" fo:letter-spacing="normal" fo:font-style="normal" fo:font-weight="normal" loext:padding="0cm" loext:border="none"/>
    </style:style>
    <style:style style:name="T1" style:family="text">
      <style:text-properties officeooo:rsid="00288a08"/>
    </style:style>
    <style:style style:name="T2" style:family="text">
      <style:text-properties fo:font-variant="normal" fo:text-transform="none" fo:color="#333333" style:font-name="tahoma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 left my home still as a child </text:span><text:line-break/><text:span text:style-name="T2">I walked a thousand soary miles </text:span><text:line-break/><text:span text:style-name="T2">To wait for my father, to gather up his truth </text:span></text:p>
      <text:p text:style-name="P4"><text:line-break/>He said my boy you've got to run<text:line-break/>Don't wait for me, don't wait for mum<text:line-break/>We'll come get you, when it's safe for us to move<text:line-break/><text:line-break/>So I waited many years,<text:line-break/>held back the pain behind my tears<text:line-break/>For my father, to come find me like he said<text:line-break/><text:line-break/>And in that time I was alone,<text:line-break/>so many years without my home<text:line-break/>I made brothers of a different kind instead<text:line-break/><text:line-break/>[Instrumental break]<text:line-break/><text:line-break/>And in the time I didn't know,<text:line-break/>just how hard the wind could blow<text:line-break/>Towards disaster, and the things that I would see<text:line-break/><text:line-break/>I never found my father,<text:line-break/>I never found my mother<text:line-break/>Even would I know in my lifetime I will be<text:line-break/><text:line-break/>A hero into the masses,<text:line-break/>to those born without chances<text:line-break/>There's a freedom that everyone deserves<text:line-break/><text:line-break/>I know there's greed and there's corruption<text:line-break/>I've seen death and mass destruction<text:line-break/>But I'm telling you, and I hope that I'm heard<text:line-break/><text:line-break/>And I will not be commanded,<text:line-break/>And I will not be controlled<text:line-break/>And I will not let my future go on,<text:line-break/>without the help of my soul<text:line-break/><text:line-break/>And I will not be commanded,<text:line-break/>And I will not be controlled<text:line-break/>And I will not let my future go on,<text:line-break/>without the help of my soul<text:line-break/><text:soft-page-break/><text:line-break/>And I will not be commanded,<text:line-break/>And I will not be controlled<text:line-break/>And I will not let my future go on,<text:line-break/>without the help of my soul<text:line-break/><text:line-break/>I will not be commanded,<text:line-break/>I will not be controlled<text:line-break/>And I will not let my future go on,<text:line-break/>without the help of my sou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3-14T22:20:54.049537516</meta:creation-date>
    <dc:date>2016-04-28T19:21:58.720581419</dc:date>
    <dc:creator>Manuel Velez</dc:creator>
    <meta:editing-duration>PT10M38S</meta:editing-duration>
    <meta:editing-cycles>10</meta:editing-cycles>
    <meta:generator>LibreOffice/5.1.2.2$Linux_X86_64 LibreOffice_project/10m0$Build-2</meta:generator>
    <meta:document-statistic meta:table-count="0" meta:image-count="0" meta:object-count="0" meta:page-count="2" meta:paragraph-count="2" meta:word-count="284" meta:character-count="1382" meta:non-whitespace-character-count="1085"/>
  </office:meta>
</office:document-meta>
</file>